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textarea-vertical-align="top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crub Algorithm</text:p>
          </draw:text-box>
        </draw:frame>
        <draw:frame presentation:style-name="pr2" draw:text-style-name="P2" draw:layer="layout" svg:width="25.199cm" svg:height="12.661cm" svg:x="1.4cm" svg:y="4.914cm" presentation:class="subtitle" presentation:user-transformed="true">
          <draw:text-box>
            <text:list text:style-name="L2">
              <text:list-item>
                <text:p text:style-name="P1">The Scrub Algorithm is a recursive algorithm of our own devising.</text:p>
              </text:list-item>
              <text:list-item>
                <text:p text:style-name="P1">With some smaller data sets (sister tour and Berlin 52) we had some moderate success</text:p>
              </text:list-item>
              <text:list-item>
                <text:p text:style-name="P1">However, these were not nearly as good than the tried and tested algorithms</text:p>
              </text:list-item>
              <text:list-item>
                <text:p text:style-name="P1">Attempting to run it on the g7k problem resulted in a stack overflow, and seeing the success we were having with the other algorithms, we shifted focus on to them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ill Climber Algorith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his was our second most successful algorithm</text:p>
              </text:list-item>
              <text:list-item>
                <text:p>It is a simple algorithm where the path is constructed by taking the closest unvisited point to the last visited each time and adding it to the list. Our implementation had a complexity of O(n^3)</text:p>
              </text:list-item>
              <text:list-item>
                <text:p>Running it on the g7k problem, the best result was a distance of 65383, achieved in an average of 38 second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uncan </meta:initial-creator>
    <meta:creation-date>2015-10-04T11:26:33.941328133</meta:creation-date>
    <dc:date>2015-10-04T11:44:59.481320209</dc:date>
    <dc:creator>duncan </dc:creator>
    <meta:editing-duration>PT3M5S</meta:editing-duration>
    <meta:editing-cycles>1</meta:editing-cycles>
    <meta:generator>LibreOffice/4.4.3.2$Linux_X86_64 LibreOffice_project/40m0$Build-2</meta:generator>
    <meta:document-statistic meta:object-count="29"/>
  </office:meta>
</office:document-meta>
</file>